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ext:line-break/>s</text:p>
      <text:p>&lt;akire_irányul/&gt;</text:p>
      <text:p>{</text:p>
      <text:p>&lt;testi épség/&gt;</text:p>
      <text:p>vagy</text:p>
      <text:p>&lt;egészség/&gt;</text:p>
      <text:p>}</text:p>
      <text:p>&lt;nyolc napon belül gyógyul/&gt;</text:p>
      <text:p>vagy</text:p>
      <text:p>&lt;nyolc napon belül gyógyul/&gt;</text:p>
      <text:p>[</text:p>
      <text:p>&lt;két évig terjedő/&gt;</text:p>
      <text:p>]</text:p>
      <text:p>&lt;nyolc napon túl gyógyul/&gt;</text:p>
      <text:p>vagy</text:p>
      <text:p>&lt;nyolc napon túl gyógyul/&gt;</text:p>
      <text:p>[</text:p>
      <text:p>&lt;három évig terjedő/&gt;</text:p>
      <text:p>]</text:p>
      <text:p>vagy</text:p>
      <text:p>&lt;aljas indokból/&gt;</text:p>
      <text:p>&lt;aljas célból/&gt;</text:p>
      <text:p>&lt;védekezésre képtelen személy sérelmére/&gt;</text:p>
      <text:p>&lt;akaratnyilvánításra képtelen személy sérelmére/&gt;</text:p>
      <text:p>&lt;bűncselekmény elhárítására idős koránál fogva korlátozottan képes személy sérelmére/&gt;</text:p>
      <text:p>&lt;bűncselekmény elhárítására fogyatékosságánál fogva korlátozottan képes személy sérelmére/&gt;</text:p>
      <text:p>[</text:p>
      <text:p>&lt;három évig terjedő/&gt;</text:p>
      <text:p>]</text:p>
      <text:p>vagy</text:p>
      <text:p>&lt;maradandó fogyatékosságot okoz/&gt;</text:p>
      <text:p>&lt;súlyos egészségromlást okoz/&gt;</text:p>
      <text:p>[</text:p>
      <text:p>&lt;egy évtől öt évig terjedő/&gt;</text:p>
      <text:p>]</text:p>
      <text:p>vagy</text:p>
      <text:p>&lt;aljas indokból/&gt;</text:p>
      <text:p>&lt;aljas célból/&gt;</text:p>
      <text:p>&lt;védekezésre képtelen személy sérelmére/&gt;</text:p>
      <text:p>&lt;akaratnyilvánításra képtelen személy sérelmére/&gt;</text:p>
      <text:p>&lt;bűncselekmény elhárítására idős koránál fogva korlátozottan képes személy sérelmére/&gt;</text:p>
      <text:p>&lt;bűncselekmény elhárítására fogyatékosságánál fogva korlátozottan képes személy sérelmére/&gt;</text:p>
      <text:p>&lt;maradandó fogyatékosságot okoz/&gt;</text:p>
      <text:p>&lt;súlyos egészségromlást okoz/&gt;</text:p>
      <text:p>&lt;különös kegyetlenséggel/&gt;</text:p>
      <text:p>[</text:p>
      <text:p>&lt;egy évtől öt évig terjedő/&gt;</text:p>
      <text: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Zoli</dc:creator>
    <dc:date>2016-09-17T11:36:49</dc:date>
    <meta:editing-cycles>1</meta:editing-cycles>
    <meta:editing-duration>PT0.484S</meta:editing-duration>
    <meta:initial-creator>Zoli</meta:initial-creator>
    <meta:creation-date>2016-09-17T11:36:49</meta:creation-date>
    <dc:language>en</dc:language>
  </office:meta>
</office:document-meta>
</file>